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37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7.42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15.975cm">
          <text:p/>
        </draw:line>
        <draw:frame draw:style-name="gr3" draw:text-style-name="P5" draw:layer="layout" svg:width="5.08cm" svg:height="8.309cm" svg:x="0.1cm" svg:y="7.72cm">
          <draw:text-box>
            <text:p text:style-name="P4"><text:span text:style-name="T2">+ -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 Seconds</text:span></text:p>
            <text:p text:style-name="P4"><text:span text:style-name="T2">addWeeks</text:span></text:p>
            <text:p text:style-name="P4"><text:span text:style-name="T2">addYears</text:span></text:p>
            <text:p text:style-name="P4"><text:span text:style-name="T2">baseDate</text:span></text:p>
            <text:p text:style-name="P4"><text:span text:style-name="T2">civilTime</text:span></text:p>
            <text:p text:style-name="P4"><text:span text:style-name="T2">compareTo</text:span></text:p>
            <text:p text:style-name="P4"><text:span text:style-name="T2">date</text:span></text:p>
            <text:p text:style-name="P4"><text:span text:style-name="T2">day</text:span></text:p>
            <text:p text:style-name="P4"><text:span text:style-name="T2">dayMicroseconds</text:span></text:p>
            <text:p text:style-name="P4"><text:span text:style-name="T2">dayMinutes</text:span></text:p>
            <text:p text:style-name="P4"><text:span text:style-name="T2">dayName</text:span></text:p>
            <text:p text:style-name="P4"><text:span text:style-name="T2">daySeconds</text:span></text:p>
          </draw:text-box>
        </draw:frame>
        <draw:line draw:style-name="gr2" draw:text-style-name="P3" draw:layer="layout" svg:x1="14.705cm" svg:y1="15.975cm" svg:x2="0.1cm" svg:y2="15.975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5.116cm" svg:height="4.043cm" svg:x="0.1cm" svg:y="3.677cm">
          <draw:text-box>
            <text:p text:style-name="P4"><text:span text:style-name="T2">fromBaseDate</text:span></text:p>
            <text:p text:style-name="P4"><text:span text:style-name="T2">fromCivilTime</text:span></text:p>
            <text:p text:style-name="P4"><text:span text:style-name="T2">fromEuropeanDate</text:span></text:p>
            <text:p text:style-name="P4"><text:span text:style-name="T2">fromIsoDate</text:span></text:p>
            <text:p text:style-name="P4"><text:span text:style-name="T2">fromLongTime</text:span></text:p>
            <text:p text:style-name="P4"><text:span text:style-name="T2">fromNormalDate</text:span></text:p>
            <text:p text:style-name="P4"><text:span text:style-name="T2">fromNormalTime</text:span></text:p>
            <text:p text:style-name="P4"><text:span text:style-name="T2">fromOrderedDate</text:span></text:p>
          </draw:text-box>
        </draw:frame>
        <draw:line draw:style-name="gr2" draw:text-style-name="P3" draw:layer="layout" svg:x1="0.1cm" svg:y1="7.72cm" svg:x2="14.705cm" svg:y2="7.72cm">
          <text:p/>
        </draw:line>
        <draw:frame draw:style-name="gr5" draw:text-style-name="P5" draw:layer="layout" svg:width="5.08cm" svg:height="8.309cm" svg:x="5.18cm" svg:y="7.666cm">
          <draw:text-box>
            <text:p text:style-name="P4"><text:span text:style-name="T2">daysInMonth</text:span></text:p>
            <text:p text:style-name="P4"><text:span text:style-name="T2">daysInYear</text:span></text:p>
            <text:p text:style-name="P4"><text:span text:style-name="T2">elapsed</text:span></text:p>
            <text:p text:style-name="P4"><text:span text:style-name="T2">europeanDate</text:span></text:p>
            <text:p text:style-name="P4"><text:span text:style-name="T2">fullDate</text:span></text:p>
            <text:p text:style-name="P4"><text:span text:style-name="T2">hashCode</text:span></text:p>
            <text:p text:style-name="P4"><text:span text:style-name="T2">hours</text:span></text:p>
            <text:p text:style-name="P4"><text:span text:style-name="T2">init</text:span></text:p>
            <text:p text:style-name="P4"><text:span text:style-name="T2">isLeapYear</text:span></text:p>
            <text:p text:style-name="P4"><text:span text:style-name="T2">isoDate</text:span></text:p>
            <text:p text:style-name="P4"><text:span text:style-name="T2">languageDate</text:span></text:p>
            <text:p text:style-name="P4"><text:span text:style-name="T2">longTime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month</text:span></text:p>
            <text:p text:style-name="P4"><text:span text:style-name="T2">monthName</text:span></text:p>
            <text:p text:style-name="P4"><text:span text:style-name="T2">normalDate</text:span></text:p>
          </draw:text-box>
        </draw:frame>
        <draw:custom-shape draw:style-name="gr1" draw:text-style-name="P7" draw:layer="layout" svg:width="14.605cm" svg:height="0.635cm" svg:x="0.1cm" svg:y="2.64cm">
          <text:p text:style-name="P6"><text:span text:style-name="T1">+ <text:s/>Orde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7.72cm" svg:x2="5.18cm" svg:y2="15.975cm">
          <text:p/>
        </draw:line>
        <draw:frame draw:style-name="gr4" draw:text-style-name="P5" draw:layer="layout" svg:width="5.116cm" svg:height="3.569cm" svg:x="5.18cm" svg:y="3.91cm">
          <draw:text-box>
            <text:p text:style-name="P4"><text:span text:style-name="T2">fromStandardDate</text:span></text:p>
            <text:p text:style-name="P4"><text:span text:style-name="T2">fromTicks</text:span></text:p>
            <text:p text:style-name="P4"><text:span text:style-name="T2">fromUsaDate</text:span></text:p>
            <text:p text:style-name="P4"><text:span text:style-name="T2">fromUTCIsoDate</text:span></text:p>
            <text:p text:style-name="P4"><text:span text:style-name="T2">maxDate</text:span></text:p>
            <text:p text:style-name="P4"><text:span text:style-name="T2">minDate</text:span></text:p>
            <text:p text:style-name="P4"><text:span text:style-name="T2">today</text:span></text:p>
          </draw:text-box>
        </draw:frame>
        <draw:frame draw:style-name="gr3" draw:text-style-name="P5" draw:layer="layout" svg:width="3.81cm" svg:height="7.835cm" svg:x="10.26cm" svg:y="7.72cm">
          <draw:text-box>
            <text:p text:style-name="P4"><text:span text:style-name="T2">normalTime</text:span></text:p>
            <text:p text:style-name="P4"><text:span text:style-name="T2">offset</text:span></text:p>
            <text:p text:style-name="P4"><text:span text:style-name="T2">orderedDate</text:span></text:p>
            <text:p text:style-name="P4"><text:span text:style-name="T2">seconds</text:span></text:p>
            <text:p text:style-name="P4"><text:span text:style-name="T2">string</text:span></text:p>
            <text:p text:style-name="P4"><text:span text:style-name="T2">standardDate</text:span></text:p>
            <text:p text:style-name="P4"><text:span text:style-name="T2">ticks</text:span></text:p>
            <text:p text:style-name="P4"><text:span text:style-name="T2">timeOfDay</text:span></text:p>
            <text:p text:style-name="P4"><text:span text:style-name="T2">toLocalTime</text:span></text:p>
            <text:p text:style-name="P4"><text:span text:style-name="T2">toTimeZone</text:span></text:p>
            <text:p text:style-name="P4"><text:span text:style-name="T2">toUtcTime</text:span></text:p>
            <text:p text:style-name="P4"><text:span text:style-name="T2">usaDate</text:span></text:p>
            <text:p text:style-name="P4"><text:span text:style-name="T2">utcIsoDate</text:span></text:p>
            <text:p text:style-name="P4"><text:span text:style-name="T2">year</text:span></text:p>
            <text:p text:style-name="P4"><text:span text:style-name="T2">yearDay</text:span></text:p>
            <text:p text:style-name="P4"><text:span text:style-name="T2">yearWeek</text:span></text:p>
          </draw:text-box>
        </draw:frame>
        <draw:line draw:style-name="gr2" draw:text-style-name="P3" draw:layer="layout" svg:x1="10.26cm" svg:y1="7.72cm" svg:x2="10.26cm" svg:y2="15.975cm">
          <text:p/>
        </draw:line>
        <draw:custom-shape draw:style-name="gr1" draw:text-style-name="P7" draw:layer="layout" svg:width="14.605cm" svg:height="0.635cm" svg:x="0.102cm" svg:y="2.007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5cm" svg:y1="3.275cm" svg:x2="14.705cm" svg:y2="15.975cm">
          <text:p/>
        </draw:line>
        <draw:line draw:style-name="gr2" draw:text-style-name="P3" draw:layer="layout" svg:x1="5.18cm" svg:y1="7.72cm" svg:x2="5.18cm" svg:y2="3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6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0-09-07T13:41:50.01</dc:date>
    <dc:language>en-US</dc:language>
    <meta:editing-cycles>20</meta:editing-cycles>
    <meta:editing-duration>PT02H25M30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